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8.52mm"/>
    </style:style>
    <style:style style:name="co4" style:family="table-column">
      <style:table-column-properties fo:break-before="auto" style:column-width="34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4"/>
    <style:style style:name="ce2" style:family="table-cell" style:parent-style-name="Default" style:data-style-name="N134">
      <style:map style:condition="is-true-formula([.E2] = MIN([.$E$2:.$E$43]))" style:apply-style-name="Untitled1" style:base-cell-address="Sheet1.E2"/>
    </style:style>
    <style:style style:name="ce3" style:family="table-cell" style:parent-style-name="Default" style:data-style-name="N133"/>
    <style:style style:name="ce4" style:family="table-cell" style:parent-style-name="Default" style:data-style-name="N14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m.id_i</text:p>
          </table:table-cell>
          <table:table-cell office:value-type="string" calcext:value-type="string">
            <text:p>lm.x_f</text:p>
          </table:table-cell>
          <table:table-cell office:value-type="string" calcext:value-type="string">
            <text:p>lm.y_f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ermx</text:p>
          </table:table-cell>
          <table:table-cell office:value-type="string" calcext:value-type="string">
            <text:p>termy</text:p>
          </table:table-cell>
          <table:table-cell office:value-type="string" calcext:value-type="string">
            <text:p>prob_obs</text:p>
          </table:table-cell>
          <table:table-cell table:number-columns-repeated="2"/>
          <table:table-cell office:value-type="string" calcext:value-type="string">
            <text:p>observation x:</text:p>
          </table:table-cell>
          <table:table-cell office:value-type="float" office:value="17.2139" calcext:value-type="float">
            <text:p>17.2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064" calcext:value-type="float">
            <text:p>92.064</text:p>
          </table:table-cell>
          <table:table-cell office:value-type="float" office:value="-34.777" calcext:value-type="float">
            <text:p>-34.777</text:p>
          </table:table-cell>
          <table:table-cell table:style-name="ce2" table:formula="of:=SQRT(([.$L$1]-[.C2])^2 + ([.$L$2]-[.D2])^2)" office:value-type="float" office:value="80.7263906192548" calcext:value-type="float">
            <text:p>80.7264</text:p>
          </table:table-cell>
          <table:table-cell table:style-name="ce3" table:formula="of:=([.$L$1]-[.C2])^2 / (2 * [.$L$3]^2)" office:value-type="float" office:value="31125.2081667222" calcext:value-type="float">
            <text:p>31125.208</text:p>
          </table:table-cell>
          <table:table-cell table:style-name="ce3" table:formula="of:=([.$L$2]-[.D2])^2 / (2 * [.$L$4]^2)" office:value-type="float" office:value="5078.959291125" calcext:value-type="float">
            <text:p>5078.959</text:p>
          </table:table-cell>
          <table:table-cell table:formula="of:=EXP(-[.F2]-[.G2]) / (2 * PI() * [.$L$3]*[.$L$4])" office:value-type="float" office:value="0" calcext:value-type="float">
            <text:p>0.0000E+00</text:p>
          </table:table-cell>
          <table:table-cell table:style-name="ce3" table:number-columns-repeated="2"/>
          <table:table-cell office:value-type="string" calcext:value-type="string">
            <text:p>observation y:</text:p>
          </table:table-cell>
          <table:table-cell office:value-type="float" office:value="-4.54105" calcext:value-type="float">
            <text:p>-4.54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.109" calcext:value-type="float">
            <text:p>61.109</text:p>
          </table:table-cell>
          <table:table-cell office:value-type="float" office:value="-47.132" calcext:value-type="float">
            <text:p>-47.132</text:p>
          </table:table-cell>
          <table:table-cell table:style-name="ce2" table:formula="of:=SQRT(([.$L$1]-[.C3])^2 + ([.$L$2]-[.D3])^2)" office:value-type="float" office:value="61.1618249066564" calcext:value-type="float">
            <text:p>61.1618</text:p>
          </table:table-cell>
          <table:table-cell table:style-name="ce3" table:formula="of:=([.$L$1]-[.C3])^2 / (2 * [.$L$3]^2)" office:value-type="float" office:value="10704.3322445" calcext:value-type="float">
            <text:p>10704.332</text:p>
          </table:table-cell>
          <table:table-cell table:style-name="ce3" table:formula="of:=([.$L$2]-[.D3])^2 / (2 * [.$L$4]^2)" office:value-type="float" office:value="10077.7167883472" calcext:value-type="float">
            <text:p>10077.717</text:p>
          </table:table-cell>
          <table:table-cell table:formula="of:=EXP(-[.F3]-[.G3]) / (2 * PI() * [.$L$3]*[.$L$4])" office:value-type="float" office:value="0" calcext:value-type="float">
            <text:p>0.0000E+00</text:p>
          </table:table-cell>
          <table:table-cell table:number-columns-repeated="2"/>
          <table:table-cell office:value-type="string" calcext:value-type="string">
            <text:p>sigma x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.42" calcext:value-type="float">
            <text:p>17.42</text:p>
          </table:table-cell>
          <table:table-cell office:value-type="float" office:value="-4.5993" calcext:value-type="float">
            <text:p>-4.5993</text:p>
          </table:table-cell>
          <table:table-cell table:style-name="ce2" table:formula="of:=SQRT(([.$L$1]-[.C4])^2 + ([.$L$2]-[.D4])^2)" office:value-type="float" office:value="0.214173463575675" calcext:value-type="float">
            <text:p>0.2142</text:p>
          </table:table-cell>
          <table:table-cell table:style-name="ce3" table:formula="of:=([.$L$1]-[.C4])^2 / (2 * [.$L$3]^2)" office:value-type="float" office:value="0.235984500000006" calcext:value-type="float">
            <text:p>0.236</text:p>
          </table:table-cell>
          <table:table-cell table:style-name="ce3" table:formula="of:=([.$L$2]-[.D4])^2 / (2 * [.$L$4]^2)" office:value-type="float" office:value="0.0188503472222223" calcext:value-type="float">
            <text:p>0.019</text:p>
          </table:table-cell>
          <table:table-cell table:formula="of:=EXP(-[.F4]-[.G4]) / (2 * PI() * [.$L$3]*[.$L$4])" office:value-type="float" office:value="1.37057957115463" calcext:value-type="float">
            <text:p>1.3706E+00</text:p>
          </table:table-cell>
          <table:table-cell table:number-columns-repeated="2"/>
          <table:table-cell office:value-type="string" calcext:value-type="string">
            <text:p>sigma y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7.1285" calcext:value-type="float">
            <text:p>-7.1285</text:p>
          </table:table-cell>
          <table:table-cell office:value-type="float" office:value="-34.54" calcext:value-type="float">
            <text:p>-34.54</text:p>
          </table:table-cell>
          <table:table-cell table:style-name="ce2" table:formula="of:=SQRT(([.$L$1]-[.C5])^2 + ([.$L$2]-[.D5])^2)" office:value-type="float" office:value="38.6327508580802" calcext:value-type="float">
            <text:p>38.6328</text:p>
          </table:table-cell>
          <table:table-cell table:style-name="ce3" table:formula="of:=([.$L$1]-[.C5])^2 / (2 * [.$L$3]^2)" office:value-type="float" office:value="3291.95798755555" calcext:value-type="float">
            <text:p>3291.958</text:p>
          </table:table-cell>
          <table:table-cell table:style-name="ce3" table:formula="of:=([.$L$2]-[.D5])^2 / (2 * [.$L$4]^2)" office:value-type="float" office:value="4999.650006125" calcext:value-type="float">
            <text:p>4999.650</text:p>
          </table:table-cell>
          <table:table-cell table:formula="of:=EXP(-[.F5]-[.G5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2.32" calcext:value-type="float">
            <text:p>232.32</text:p>
          </table:table-cell>
          <table:table-cell office:value-type="float" office:value="32.032" calcext:value-type="float">
            <text:p>32.032</text:p>
          </table:table-cell>
          <table:table-cell table:style-name="ce2" table:formula="of:=SQRT(([.$L$1]-[.C6])^2 + ([.$L$2]-[.D6])^2)" office:value-type="float" office:value="218.19308477473" calcext:value-type="float">
            <text:p>218.1931</text:p>
          </table:table-cell>
          <table:table-cell table:style-name="ce3" table:formula="of:=([.$L$1]-[.C6])^2 / (2 * [.$L$3]^2)" office:value-type="float" office:value="257059.079206722" calcext:value-type="float">
            <text:p>257059.079</text:p>
          </table:table-cell>
          <table:table-cell table:style-name="ce3" table:formula="of:=([.$L$2]-[.D6])^2 / (2 * [.$L$4]^2)" office:value-type="float" office:value="7431.04436834722" calcext:value-type="float">
            <text:p>7431.044</text:p>
          </table:table-cell>
          <table:table-cell table:formula="of:=EXP(-[.F6]-[.G6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7.43" calcext:value-type="float">
            <text:p>177.43</text:p>
          </table:table-cell>
          <table:table-cell office:value-type="float" office:value="28.083" calcext:value-type="float">
            <text:p>28.083</text:p>
          </table:table-cell>
          <table:table-cell table:style-name="ce2" table:formula="of:=SQRT(([.$L$1]-[.C7])^2 + ([.$L$2]-[.D7])^2)" office:value-type="float" office:value="163.50390618457" calcext:value-type="float">
            <text:p>163.5039</text:p>
          </table:table-cell>
          <table:table-cell table:style-name="ce3" table:formula="of:=([.$L$1]-[.C7])^2 / (2 * [.$L$3]^2)" office:value-type="float" office:value="142606.659440056" calcext:value-type="float">
            <text:p>142606.659</text:p>
          </table:table-cell>
          <table:table-cell table:style-name="ce3" table:formula="of:=([.$L$2]-[.D7])^2 / (2 * [.$L$4]^2)" office:value-type="float" office:value="5912.93688001389" calcext:value-type="float">
            <text:p>5912.937</text:p>
          </table:table-cell>
          <table:table-cell table:formula="of:=EXP(-[.F7]-[.G7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6.89" calcext:value-type="float">
            <text:p>286.89</text:p>
          </table:table-cell>
          <table:table-cell office:value-type="float" office:value="18.159" calcext:value-type="float">
            <text:p>18.159</text:p>
          </table:table-cell>
          <table:table-cell table:style-name="ce2" table:formula="of:=SQRT(([.$L$1]-[.C8])^2 + ([.$L$2]-[.D8])^2)" office:value-type="float" office:value="270.629804680143" calcext:value-type="float">
            <text:p>270.6298</text:p>
          </table:table-cell>
          <table:table-cell table:style-name="ce3" table:formula="of:=([.$L$1]-[.C8])^2 / (2 * [.$L$3]^2)" office:value-type="float" office:value="404028.882840055" calcext:value-type="float">
            <text:p>404028.883</text:p>
          </table:table-cell>
          <table:table-cell table:style-name="ce3" table:formula="of:=([.$L$2]-[.D8])^2 / (2 * [.$L$4]^2)" office:value-type="float" office:value="2862.73483334722" calcext:value-type="float">
            <text:p>2862.735</text:p>
          </table:table-cell>
          <table:table-cell table:formula="of:=EXP(-[.F8]-[.G8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4.37" calcext:value-type="float">
            <text:p>274.37</text:p>
          </table:table-cell>
          <table:table-cell office:value-type="float" office:value="31.197" calcext:value-type="float">
            <text:p>31.197</text:p>
          </table:table-cell>
          <table:table-cell table:style-name="ce2" table:formula="of:=SQRT(([.$L$1]-[.C9])^2 + ([.$L$2]-[.D9])^2)" office:value-type="float" office:value="259.627556289798" calcext:value-type="float">
            <text:p>259.6276</text:p>
          </table:table-cell>
          <table:table-cell table:style-name="ce3" table:formula="of:=([.$L$1]-[.C9])^2 / (2 * [.$L$3]^2)" office:value-type="float" office:value="367384.7764845" calcext:value-type="float">
            <text:p>367384.776</text:p>
          </table:table-cell>
          <table:table-cell table:style-name="ce3" table:formula="of:=([.$L$2]-[.D9])^2 / (2 * [.$L$4]^2)" office:value-type="float" office:value="7095.60121001389" calcext:value-type="float">
            <text:p>7095.601</text:p>
          </table:table-cell>
          <table:table-cell table:formula="of:=EXP(-[.F9]-[.G9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7.484" calcext:value-type="float">
            <text:p>47.484</text:p>
          </table:table-cell>
          <table:table-cell office:value-type="float" office:value="-36.786" calcext:value-type="float">
            <text:p>-36.786</text:p>
          </table:table-cell>
          <table:table-cell table:style-name="ce2" table:formula="of:=SQRT(([.$L$1]-[.C10])^2 + ([.$L$2]-[.D10])^2)" office:value-type="float" office:value="44.2268668855539" calcext:value-type="float">
            <text:p>44.2269</text:p>
          </table:table-cell>
          <table:table-cell table:style-name="ce3" table:formula="of:=([.$L$1]-[.C10])^2 / (2 * [.$L$3]^2)" office:value-type="float" office:value="5090.43863338889" calcext:value-type="float">
            <text:p>5090.439</text:p>
          </table:table-cell>
          <table:table-cell table:style-name="ce3" table:formula="of:=([.$L$2]-[.D10])^2 / (2 * [.$L$4]^2)" office:value-type="float" office:value="5776.31555834722" calcext:value-type="float">
            <text:p>5776.316</text:p>
          </table:table-cell>
          <table:table-cell table:formula="of:=EXP(-[.F10]-[.G10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.2</text:p>
          </table:table-cell>
          <table:table-cell office:value-type="float" office:value="-78.217" calcext:value-type="float">
            <text:p>-78.217</text:p>
          </table:table-cell>
          <table:table-cell table:style-name="ce2" table:formula="of:=SQRT(([.$L$1]-[.C11])^2 + ([.$L$2]-[.D11])^2)" office:value-type="float" office:value="90.1703953723865" calcext:value-type="float">
            <text:p>90.1704</text:p>
          </table:table-cell>
          <table:table-cell table:style-name="ce3" table:formula="of:=([.$L$1]-[.C11])^2 / (2 * [.$L$3]^2)" office:value-type="float" office:value="15014.1921845" calcext:value-type="float">
            <text:p>15014.192</text:p>
          </table:table-cell>
          <table:table-cell table:style-name="ce3" table:formula="of:=([.$L$2]-[.D11])^2 / (2 * [.$L$4]^2)" office:value-type="float" office:value="30156.364491125" calcext:value-type="float">
            <text:p>30156.364</text:p>
          </table:table-cell>
          <table:table-cell table:formula="of:=EXP(-[.F11]-[.G11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4.61" calcext:value-type="float">
            <text:p>124.61</text:p>
          </table:table-cell>
          <table:table-cell office:value-type="float" office:value="24.277" calcext:value-type="float">
            <text:p>24.277</text:p>
          </table:table-cell>
          <table:table-cell table:style-name="ce2" table:formula="of:=SQRT(([.$L$1]-[.C12])^2 + ([.$L$2]-[.D12])^2)" office:value-type="float" office:value="111.195333989392" calcext:value-type="float">
            <text:p>111.1953</text:p>
          </table:table-cell>
          <table:table-cell table:style-name="ce3" table:formula="of:=([.$L$1]-[.C12])^2 / (2 * [.$L$3]^2)" office:value-type="float" office:value="64077.3460845" calcext:value-type="float">
            <text:p>64077.346</text:p>
          </table:table-cell>
          <table:table-cell table:style-name="ce3" table:formula="of:=([.$L$2]-[.D12])^2 / (2 * [.$L$4]^2)" office:value-type="float" office:value="4613.77781001389" calcext:value-type="float">
            <text:p>4613.778</text:p>
          </table:table-cell>
          <table:table-cell table:formula="of:=EXP(-[.F12]-[.G12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.203" calcext:value-type="float">
            <text:p>36.203</text:p>
          </table:table-cell>
          <table:table-cell office:value-type="float" office:value="14.827" calcext:value-type="float">
            <text:p>14.827</text:p>
          </table:table-cell>
          <table:table-cell table:style-name="ce2" table:formula="of:=SQRT(([.$L$1]-[.C13])^2 + ([.$L$2]-[.D13])^2)" office:value-type="float" office:value="27.123924487664" calcext:value-type="float">
            <text:p>27.1239</text:p>
          </table:table-cell>
          <table:table-cell table:style-name="ce3" table:formula="of:=([.$L$1]-[.C13])^2 / (2 * [.$L$3]^2)" office:value-type="float" office:value="2003.2551045" calcext:value-type="float">
            <text:p>2003.255</text:p>
          </table:table-cell>
          <table:table-cell table:style-name="ce3" table:formula="of:=([.$L$2]-[.D13])^2 / (2 * [.$L$4]^2)" office:value-type="float" office:value="2084.00756001389" calcext:value-type="float">
            <text:p>2084.008</text:p>
          </table:table-cell>
          <table:table-cell table:formula="of:=EXP(-[.F13]-[.G13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39.786" calcext:value-type="float">
            <text:p>-39.786</text:p>
          </table:table-cell>
          <table:table-cell office:value-type="float" office:value="-12.615" calcext:value-type="float">
            <text:p>-12.615</text:p>
          </table:table-cell>
          <table:table-cell table:style-name="ce2" table:formula="of:=SQRT(([.$L$1]-[.C14])^2 + ([.$L$2]-[.D14])^2)" office:value-type="float" office:value="57.5688915006403" calcext:value-type="float">
            <text:p>57.5689</text:p>
          </table:table-cell>
          <table:table-cell table:style-name="ce3" table:formula="of:=([.$L$1]-[.C14])^2 / (2 * [.$L$3]^2)" office:value-type="float" office:value="18049.9366667222" calcext:value-type="float">
            <text:p>18049.937</text:p>
          </table:table-cell>
          <table:table-cell table:style-name="ce3" table:formula="of:=([.$L$2]-[.D14])^2 / (2 * [.$L$4]^2)" office:value-type="float" office:value="362.159270013889" calcext:value-type="float">
            <text:p>362.159</text:p>
          </table:table-cell>
          <table:table-cell table:formula="of:=EXP(-[.F14]-[.G14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38.025" calcext:value-type="float">
            <text:p>-38.025</text:p>
          </table:table-cell>
          <table:table-cell office:value-type="float" office:value="-99.976" calcext:value-type="float">
            <text:p>-99.976</text:p>
          </table:table-cell>
          <table:table-cell table:style-name="ce2" table:formula="of:=SQRT(([.$L$1]-[.C15])^2 + ([.$L$2]-[.D15])^2)" office:value-type="float" office:value="110.268607294699" calcext:value-type="float">
            <text:p>110.2686</text:p>
          </table:table-cell>
          <table:table-cell table:style-name="ce3" table:formula="of:=([.$L$1]-[.C15])^2 / (2 * [.$L$3]^2)" office:value-type="float" office:value="16951.8670733889" calcext:value-type="float">
            <text:p>16951.867</text:p>
          </table:table-cell>
          <table:table-cell table:style-name="ce3" table:formula="of:=([.$L$2]-[.D15])^2 / (2 * [.$L$4]^2)" office:value-type="float" office:value="50599.053786125" calcext:value-type="float">
            <text:p>50599.054</text:p>
          </table:table-cell>
          <table:table-cell table:formula="of:=EXP(-[.F15]-[.G15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7.33" calcext:value-type="float">
            <text:p>267.33</text:p>
          </table:table-cell>
          <table:table-cell office:value-type="float" office:value="-14.272" calcext:value-type="float">
            <text:p>-14.272</text:p>
          </table:table-cell>
          <table:table-cell table:style-name="ce2" table:formula="of:=SQRT(([.$L$1]-[.C16])^2 + ([.$L$2]-[.D16])^2)" office:value-type="float" office:value="250.305323289603" calcext:value-type="float">
            <text:p>250.3053</text:p>
          </table:table-cell>
          <table:table-cell table:style-name="ce3" table:formula="of:=([.$L$1]-[.C16])^2 / (2 * [.$L$3]^2)" office:value-type="float" office:value="347544.797106722" calcext:value-type="float">
            <text:p>347544.797</text:p>
          </table:table-cell>
          <table:table-cell table:style-name="ce3" table:formula="of:=([.$L$2]-[.D16])^2 / (2 * [.$L$4]^2)" office:value-type="float" office:value="526.063266125" calcext:value-type="float">
            <text:p>526.063</text:p>
          </table:table-cell>
          <table:table-cell table:formula="of:=EXP(-[.F16]-[.G16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.898" calcext:value-type="float">
            <text:p>28.898</text:p>
          </table:table-cell>
          <table:table-cell office:value-type="float" office:value="-39.754" calcext:value-type="float">
            <text:p>-39.754</text:p>
          </table:table-cell>
          <table:table-cell table:style-name="ce2" table:formula="of:=SQRT(([.$L$1]-[.C17])^2 + ([.$L$2]-[.D17])^2)" office:value-type="float" office:value="37.1008091625035" calcext:value-type="float">
            <text:p>37.1008</text:p>
          </table:table-cell>
          <table:table-cell table:style-name="ce3" table:formula="of:=([.$L$1]-[.C17])^2 / (2 * [.$L$3]^2)" office:value-type="float" office:value="758.4344045" calcext:value-type="float">
            <text:p>758.434</text:p>
          </table:table-cell>
          <table:table-cell table:style-name="ce3" table:formula="of:=([.$L$2]-[.D17])^2 / (2 * [.$L$4]^2)" office:value-type="float" office:value="6888.621376125" calcext:value-type="float">
            <text:p>6888.621</text:p>
          </table:table-cell>
          <table:table-cell table:formula="of:=EXP(-[.F17]-[.G17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29.836" calcext:value-type="float">
            <text:p>-29.836</text:p>
          </table:table-cell>
          <table:table-cell office:value-type="float" office:value="-23.277" calcext:value-type="float">
            <text:p>-23.277</text:p>
          </table:table-cell>
          <table:table-cell table:style-name="ce2" table:formula="of:=SQRT(([.$L$1]-[.C18])^2 + ([.$L$2]-[.D18])^2)" office:value-type="float" office:value="50.6431526705487" calcext:value-type="float">
            <text:p>50.6432</text:p>
          </table:table-cell>
          <table:table-cell table:style-name="ce3" table:formula="of:=([.$L$1]-[.C18])^2 / (2 * [.$L$3]^2)" office:value-type="float" office:value="12298.2949445" calcext:value-type="float">
            <text:p>12298.295</text:p>
          </table:table-cell>
          <table:table-cell table:style-name="ce3" table:formula="of:=([.$L$2]-[.D18])^2 / (2 * [.$L$4]^2)" office:value-type="float" office:value="1950.19901334722" calcext:value-type="float">
            <text:p>1950.199</text:p>
          </table:table-cell>
          <table:table-cell table:formula="of:=EXP(-[.F18]-[.G18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5.67" calcext:value-type="float">
            <text:p>255.67</text:p>
          </table:table-cell>
          <table:table-cell office:value-type="float" office:value="9.8137" calcext:value-type="float">
            <text:p>9.8137</text:p>
          </table:table-cell>
          <table:table-cell table:style-name="ce2" table:formula="of:=SQRT(([.$L$1]-[.C19])^2 + ([.$L$2]-[.D19])^2)" office:value-type="float" office:value="238.887777993711" calcext:value-type="float">
            <text:p>238.8878</text:p>
          </table:table-cell>
          <table:table-cell table:style-name="ce3" table:formula="of:=([.$L$1]-[.C19])^2 / (2 * [.$L$3]^2)" office:value-type="float" office:value="315896.175706722" calcext:value-type="float">
            <text:p>315896.176</text:p>
          </table:table-cell>
          <table:table-cell table:style-name="ce3" table:formula="of:=([.$L$2]-[.D19])^2 / (2 * [.$L$4]^2)" office:value-type="float" office:value="1144.77137534722" calcext:value-type="float">
            <text:p>1144.771</text:p>
          </table:table-cell>
          <table:table-cell table:formula="of:=EXP(-[.F19]-[.G19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.452" calcext:value-type="float">
            <text:p>13.452</text:p>
          </table:table-cell>
          <table:table-cell office:value-type="float" office:value="-72.827" calcext:value-type="float">
            <text:p>-72.827</text:p>
          </table:table-cell>
          <table:table-cell table:style-name="ce2" table:formula="of:=SQRT(([.$L$1]-[.C20])^2 + ([.$L$2]-[.D20])^2)" office:value-type="float" office:value="68.389493776548" calcext:value-type="float">
            <text:p>68.3895</text:p>
          </table:table-cell>
          <table:table-cell table:style-name="ce3" table:formula="of:=([.$L$1]-[.C20])^2 / (2 * [.$L$3]^2)" office:value-type="float" office:value="78.6216200555555" calcext:value-type="float">
            <text:p>78.622</text:p>
          </table:table-cell>
          <table:table-cell table:style-name="ce3" table:formula="of:=([.$L$2]-[.D20])^2 / (2 * [.$L$4]^2)" office:value-type="float" office:value="25905.3942633472" calcext:value-type="float">
            <text:p>25905.394</text:p>
          </table:table-cell>
          <table:table-cell table:formula="of:=EXP(-[.F20]-[.G20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2.04" calcext:value-type="float">
            <text:p>102.04</text:p>
          </table:table-cell>
          <table:table-cell office:value-type="float" office:value="5.1777" calcext:value-type="float">
            <text:p>5.1777</text:p>
          </table:table-cell>
          <table:table-cell table:style-name="ce2" table:formula="of:=SQRT(([.$L$1]-[.C21])^2 + ([.$L$2]-[.D21])^2)" office:value-type="float" office:value="85.3810362010939" calcext:value-type="float">
            <text:p>85.3810</text:p>
          </table:table-cell>
          <table:table-cell table:style-name="ce3" table:formula="of:=([.$L$1]-[.C21])^2 / (2 * [.$L$3]^2)" office:value-type="float" office:value="39974.8180067222" calcext:value-type="float">
            <text:p>39974.818</text:p>
          </table:table-cell>
          <table:table-cell table:style-name="ce3" table:formula="of:=([.$L$2]-[.D21])^2 / (2 * [.$L$4]^2)" office:value-type="float" office:value="524.745008680555" calcext:value-type="float">
            <text:p>524.745</text:p>
          </table:table-cell>
          <table:table-cell table:formula="of:=EXP(-[.F21]-[.G21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2.838" calcext:value-type="float">
            <text:p>62.838</text:p>
          </table:table-cell>
          <table:table-cell office:value-type="float" office:value="1.9057" calcext:value-type="float">
            <text:p>1.9057</text:p>
          </table:table-cell>
          <table:table-cell table:style-name="ce2" table:formula="of:=SQRT(([.$L$1]-[.C22])^2 + ([.$L$2]-[.D22])^2)" office:value-type="float" office:value="46.0773163972524" calcext:value-type="float">
            <text:p>46.0773</text:p>
          </table:table-cell>
          <table:table-cell table:style-name="ce3" table:formula="of:=([.$L$1]-[.C22])^2 / (2 * [.$L$3]^2)" office:value-type="float" office:value="11564.2138933889" calcext:value-type="float">
            <text:p>11564.214</text:p>
          </table:table-cell>
          <table:table-cell table:style-name="ce3" table:formula="of:=([.$L$2]-[.D22])^2 / (2 * [.$L$4]^2)" office:value-type="float" office:value="230.892142013889" calcext:value-type="float">
            <text:p>230.892</text:p>
          </table:table-cell>
          <table:table-cell table:formula="of:=EXP(-[.F22]-[.G22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4.947" calcext:value-type="float">
            <text:p>-14.947</text:p>
          </table:table-cell>
          <table:table-cell office:value-type="float" office:value="-61.919" calcext:value-type="float">
            <text:p>-61.919</text:p>
          </table:table-cell>
          <table:table-cell table:style-name="ce2" table:formula="of:=SQRT(([.$L$1]-[.C23])^2 + ([.$L$2]-[.D23])^2)" office:value-type="float" office:value="65.7765355960049" calcext:value-type="float">
            <text:p>65.7765</text:p>
          </table:table-cell>
          <table:table-cell table:style-name="ce3" table:formula="of:=([.$L$1]-[.C23])^2 / (2 * [.$L$3]^2)" office:value-type="float" office:value="5746.2416045" calcext:value-type="float">
            <text:p>5746.242</text:p>
          </table:table-cell>
          <table:table-cell table:style-name="ce3" table:formula="of:=([.$L$2]-[.D23])^2 / (2 * [.$L$4]^2)" office:value-type="float" office:value="18290.1619233472" calcext:value-type="float">
            <text:p>18290.162</text:p>
          </table:table-cell>
          <table:table-cell table:formula="of:=EXP(-[.F23]-[.G23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.162" calcext:value-type="float">
            <text:p>15.162</text:p>
          </table:table-cell>
          <table:table-cell office:value-type="float" office:value="-97.037" calcext:value-type="float">
            <text:p>-97.037</text:p>
          </table:table-cell>
          <table:table-cell table:style-name="ce2" table:formula="of:=SQRT(([.$L$1]-[.C24])^2 + ([.$L$2]-[.D24])^2)" office:value-type="float" office:value="92.5187065409612" calcext:value-type="float">
            <text:p>92.5187</text:p>
          </table:table-cell>
          <table:table-cell table:style-name="ce3" table:formula="of:=([.$L$1]-[.C24])^2 / (2 * [.$L$3]^2)" office:value-type="float" office:value="23.3905200555555" calcext:value-type="float">
            <text:p>23.391</text:p>
          </table:table-cell>
          <table:table-cell table:style-name="ce3" table:formula="of:=([.$L$2]-[.D24])^2 / (2 * [.$L$4]^2)" office:value-type="float" office:value="47530.5598133472" calcext:value-type="float">
            <text:p>47530.560</text:p>
          </table:table-cell>
          <table:table-cell table:formula="of:=EXP(-[.F24]-[.G24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6.626" calcext:value-type="float">
            <text:p>36.626</text:p>
          </table:table-cell>
          <table:table-cell office:value-type="float" office:value="-28.898" calcext:value-type="float">
            <text:p>-28.898</text:p>
          </table:table-cell>
          <table:table-cell table:style-name="ce2" table:formula="of:=SQRT(([.$L$1]-[.C25])^2 + ([.$L$2]-[.D25])^2)" office:value-type="float" office:value="31.1462781036916" calcext:value-type="float">
            <text:p>31.1463</text:p>
          </table:table-cell>
          <table:table-cell table:style-name="ce3" table:formula="of:=([.$L$1]-[.C25])^2 / (2 * [.$L$3]^2)" office:value-type="float" office:value="2093.4979245" calcext:value-type="float">
            <text:p>2093.498</text:p>
          </table:table-cell>
          <table:table-cell table:style-name="ce3" table:formula="of:=([.$L$2]-[.D25])^2 / (2 * [.$L$4]^2)" office:value-type="float" office:value="3295.89451834722" calcext:value-type="float">
            <text:p>3295.895</text:p>
          </table:table-cell>
          <table:table-cell table:formula="of:=EXP(-[.F25]-[.G25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2.16" calcext:value-type="float">
            <text:p>172.16</text:p>
          </table:table-cell>
          <table:table-cell office:value-type="float" office:value="-15.217" calcext:value-type="float">
            <text:p>-15.217</text:p>
          </table:table-cell>
          <table:table-cell table:style-name="ce2" table:formula="of:=SQRT(([.$L$1]-[.C26])^2 + ([.$L$2]-[.D26])^2)" office:value-type="float" office:value="155.313456640474" calcext:value-type="float">
            <text:p>155.3135</text:p>
          </table:table-cell>
          <table:table-cell table:style-name="ce3" table:formula="of:=([.$L$1]-[.C26])^2 / (2 * [.$L$3]^2)" office:value-type="float" office:value="133379.4105845" calcext:value-type="float">
            <text:p>133379.411</text:p>
          </table:table-cell>
          <table:table-cell table:style-name="ce3" table:formula="of:=([.$L$2]-[.D26])^2 / (2 * [.$L$4]^2)" office:value-type="float" office:value="633.199491125" calcext:value-type="float">
            <text:p>633.199</text:p>
          </table:table-cell>
          <table:table-cell table:formula="of:=EXP(-[.F26]-[.G26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36.95" calcext:value-type="float">
            <text:p>136.95</text:p>
          </table:table-cell>
          <table:table-cell office:value-type="float" office:value="-14.13" calcext:value-type="float">
            <text:p>-14.13</text:p>
          </table:table-cell>
          <table:table-cell table:style-name="ce2" table:formula="of:=SQRT(([.$L$1]-[.C27])^2 + ([.$L$2]-[.D27])^2)" office:value-type="float" office:value="120.119447240289" calcext:value-type="float">
            <text:p>120.1194</text:p>
          </table:table-cell>
          <table:table-cell table:style-name="ce3" table:formula="of:=([.$L$1]-[.C27])^2 / (2 * [.$L$3]^2)" office:value-type="float" office:value="79648.5202400555" calcext:value-type="float">
            <text:p>79648.520</text:p>
          </table:table-cell>
          <table:table-cell table:style-name="ce3" table:formula="of:=([.$L$2]-[.D27])^2 / (2 * [.$L$4]^2)" office:value-type="float" office:value="510.822011680556" calcext:value-type="float">
            <text:p>510.822</text:p>
          </table:table-cell>
          <table:table-cell table:formula="of:=EXP(-[.F27]-[.G27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41.714" calcext:value-type="float">
            <text:p>-41.714</text:p>
          </table:table-cell>
          <table:table-cell office:value-type="float" office:value="-61.328" calcext:value-type="float">
            <text:p>-61.328</text:p>
          </table:table-cell>
          <table:table-cell table:style-name="ce2" table:formula="of:=SQRT(([.$L$1]-[.C28])^2 + ([.$L$2]-[.D28])^2)" office:value-type="float" office:value="81.8367587866999" calcext:value-type="float">
            <text:p>81.8368</text:p>
          </table:table-cell>
          <table:table-cell table:style-name="ce3" table:formula="of:=([.$L$1]-[.C28])^2 / (2 * [.$L$3]^2)" office:value-type="float" office:value="19291.6522133889" calcext:value-type="float">
            <text:p>19291.652</text:p>
          </table:table-cell>
          <table:table-cell table:style-name="ce3" table:formula="of:=([.$L$2]-[.D28])^2 / (2 * [.$L$4]^2)" office:value-type="float" office:value="17915.3205016806" calcext:value-type="float">
            <text:p>17915.321</text:p>
          </table:table-cell>
          <table:table-cell table:formula="of:=EXP(-[.F28]-[.G28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9.556" calcext:value-type="float">
            <text:p>39.556</text:p>
          </table:table-cell>
          <table:table-cell office:value-type="float" office:value="-47.361" calcext:value-type="float">
            <text:p>-47.361</text:p>
          </table:table-cell>
          <table:table-cell table:style-name="ce2" table:formula="of:=SQRT(([.$L$1]-[.C29])^2 + ([.$L$2]-[.D29])^2)" office:value-type="float" office:value="48.2982147745908" calcext:value-type="float">
            <text:p>48.2982</text:p>
          </table:table-cell>
          <table:table-cell table:style-name="ce3" table:formula="of:=([.$L$1]-[.C29])^2 / (2 * [.$L$3]^2)" office:value-type="float" office:value="2773.16351338889" calcext:value-type="float">
            <text:p>2773.164</text:p>
          </table:table-cell>
          <table:table-cell table:style-name="ce3" table:formula="of:=([.$L$2]-[.D29])^2 / (2 * [.$L$4]^2)" office:value-type="float" office:value="10186.3784333472" calcext:value-type="float">
            <text:p>10186.378</text:p>
          </table:table-cell>
          <table:table-cell table:formula="of:=EXP(-[.F29]-[.G29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5.65" calcext:value-type="float">
            <text:p>195.65</text:p>
          </table:table-cell>
          <table:table-cell office:value-type="float" office:value="8.6677" calcext:value-type="float">
            <text:p>8.6677</text:p>
          </table:table-cell>
          <table:table-cell table:style-name="ce2" table:formula="of:=SQRT(([.$L$1]-[.C30])^2 + ([.$L$2]-[.D30])^2)" office:value-type="float" office:value="178.924321599308" calcext:value-type="float">
            <text:p>178.9243</text:p>
          </table:table-cell>
          <table:table-cell table:style-name="ce3" table:formula="of:=([.$L$1]-[.C30])^2 / (2 * [.$L$3]^2)" office:value-type="float" office:value="176885.7876845" calcext:value-type="float">
            <text:p>176885.788</text:p>
          </table:table-cell>
          <table:table-cell table:style-name="ce3" table:formula="of:=([.$L$2]-[.D30])^2 / (2 * [.$L$4]^2)" office:value-type="float" office:value="969.283758680555" calcext:value-type="float">
            <text:p>969.284</text:p>
          </table:table-cell>
          <table:table-cell table:formula="of:=EXP(-[.F30]-[.G30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8" calcext:value-type="float">
            <text:p>278</text:p>
          </table:table-cell>
          <table:table-cell office:value-type="float" office:value="13.181" calcext:value-type="float">
            <text:p>13.181</text:p>
          </table:table-cell>
          <table:table-cell table:style-name="ce2" table:formula="of:=SQRT(([.$L$1]-[.C31])^2 + ([.$L$2]-[.D31])^2)" office:value-type="float" office:value="261.387568582388" calcext:value-type="float">
            <text:p>261.3876</text:p>
          </table:table-cell>
          <table:table-cell table:style-name="ce3" table:formula="of:=([.$L$1]-[.C31])^2 / (2 * [.$L$3]^2)" office:value-type="float" office:value="377829.9441845" calcext:value-type="float">
            <text:p>377829.944</text:p>
          </table:table-cell>
          <table:table-cell table:style-name="ce3" table:formula="of:=([.$L$2]-[.D31])^2 / (2 * [.$L$4]^2)" office:value-type="float" office:value="1744.839201125" calcext:value-type="float">
            <text:p>1744.839</text:p>
          </table:table-cell>
          <table:table-cell table:formula="of:=EXP(-[.F31]-[.G31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51.03" calcext:value-type="float">
            <text:p>151.03</text:p>
          </table:table-cell>
          <table:table-cell office:value-type="float" office:value="8.9127" calcext:value-type="float">
            <text:p>8.9127</text:p>
          </table:table-cell>
          <table:table-cell table:style-name="ce2" table:formula="of:=SQRT(([.$L$1]-[.C32])^2 + ([.$L$2]-[.D32])^2)" office:value-type="float" office:value="134.490713464806" calcext:value-type="float">
            <text:p>134.4907</text:p>
          </table:table-cell>
          <table:table-cell table:style-name="ce3" table:formula="of:=([.$L$1]-[.C32])^2 / (2 * [.$L$3]^2)" office:value-type="float" office:value="99481.9367733889" calcext:value-type="float">
            <text:p>99481.937</text:p>
          </table:table-cell>
          <table:table-cell table:style-name="ce3" table:formula="of:=([.$L$2]-[.D32])^2 / (2 * [.$L$4]^2)" office:value-type="float" office:value="1005.57438368056" calcext:value-type="float">
            <text:p>1005.574</text:p>
          </table:table-cell>
          <table:table-cell table:formula="of:=EXP(-[.F32]-[.G32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8.7638" calcext:value-type="float">
            <text:p>8.7638</text:p>
          </table:table-cell>
          <table:table-cell office:value-type="float" office:value="7.5647" calcext:value-type="float">
            <text:p>7.5647</text:p>
          </table:table-cell>
          <table:table-cell table:style-name="ce2" table:formula="of:=SQRT(([.$L$1]-[.C33])^2 + ([.$L$2]-[.D33])^2)" office:value-type="float" office:value="14.7632439887885" calcext:value-type="float">
            <text:p>14.7632</text:p>
          </table:table-cell>
          <table:table-cell table:style-name="ce3" table:formula="of:=([.$L$1]-[.C33])^2 / (2 * [.$L$3]^2)" office:value-type="float" office:value="396.6899445" calcext:value-type="float">
            <text:p>396.690</text:p>
          </table:table-cell>
          <table:table-cell table:style-name="ce3" table:formula="of:=([.$L$2]-[.D33])^2 / (2 * [.$L$4]^2)" office:value-type="float" office:value="814.162128125" calcext:value-type="float">
            <text:p>814.162</text:p>
          </table:table-cell>
          <table:table-cell table:formula="of:=EXP(-[.F33]-[.G33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83.006" calcext:value-type="float">
            <text:p>83.006</text:p>
          </table:table-cell>
          <table:table-cell office:value-type="float" office:value="20.959" calcext:value-type="float">
            <text:p>20.959</text:p>
          </table:table-cell>
          <table:table-cell table:style-name="ce2" table:formula="of:=SQRT(([.$L$1]-[.C34])^2 + ([.$L$2]-[.D34])^2)" office:value-type="float" office:value="70.5609876093901" calcext:value-type="float">
            <text:p>70.5610</text:p>
          </table:table-cell>
          <table:table-cell table:style-name="ce3" table:formula="of:=([.$L$1]-[.C34])^2 / (2 * [.$L$3]^2)" office:value-type="float" office:value="24047.7801245" calcext:value-type="float">
            <text:p>24047.780</text:p>
          </table:table-cell>
          <table:table-cell table:style-name="ce3" table:formula="of:=([.$L$2]-[.D34])^2 / (2 * [.$L$4]^2)" office:value-type="float" office:value="3612.51416668056" calcext:value-type="float">
            <text:p>3612.514</text:p>
          </table:table-cell>
          <table:table-cell table:formula="of:=EXP(-[.F34]-[.G34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05.39" calcext:value-type="float">
            <text:p>205.39</text:p>
          </table:table-cell>
          <table:table-cell office:value-type="float" office:value="29.686" calcext:value-type="float">
            <text:p>29.686</text:p>
          </table:table-cell>
          <table:table-cell table:style-name="ce2" table:formula="of:=SQRT(([.$L$1]-[.C35])^2 + ([.$L$2]-[.D35])^2)" office:value-type="float" office:value="191.263523869327" calcext:value-type="float">
            <text:p>191.2635</text:p>
          </table:table-cell>
          <table:table-cell table:style-name="ce3" table:formula="of:=([.$L$1]-[.C35])^2 / (2 * [.$L$3]^2)" office:value-type="float" office:value="196723.581173389" calcext:value-type="float">
            <text:p>196723.581</text:p>
          </table:table-cell>
          <table:table-cell table:style-name="ce3" table:formula="of:=([.$L$2]-[.D35])^2 / (2 * [.$L$4]^2)" office:value-type="float" office:value="6508.28306501389" calcext:value-type="float">
            <text:p>6508.283</text:p>
          </table:table-cell>
          <table:table-cell table:formula="of:=EXP(-[.F35]-[.G35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64.51" calcext:value-type="float">
            <text:p>264.51</text:p>
          </table:table-cell>
          <table:table-cell office:value-type="float" office:value="24.454" calcext:value-type="float">
            <text:p>24.454</text:p>
          </table:table-cell>
          <table:table-cell table:style-name="ce2" table:formula="of:=SQRT(([.$L$1]-[.C36])^2 + ([.$L$2]-[.D36])^2)" office:value-type="float" office:value="248.990108236678" calcext:value-type="float">
            <text:p>248.9901</text:p>
          </table:table-cell>
          <table:table-cell table:style-name="ce3" table:formula="of:=([.$L$1]-[.C36])^2 / (2 * [.$L$3]^2)" office:value-type="float" office:value="339752.005973389" calcext:value-type="float">
            <text:p>339752.006</text:p>
          </table:table-cell>
          <table:table-cell table:style-name="ce3" table:formula="of:=([.$L$2]-[.D36])^2 / (2 * [.$L$4]^2)" office:value-type="float" office:value="4670.62735834722" calcext:value-type="float">
            <text:p>4670.627</text:p>
          </table:table-cell>
          <table:table-cell table:formula="of:=EXP(-[.F36]-[.G36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14.54" calcext:value-type="float">
            <text:p>214.54</text:p>
          </table:table-cell>
          <table:table-cell office:value-type="float" office:value="-7.8711" calcext:value-type="float">
            <text:p>-7.8711</text:p>
          </table:table-cell>
          <table:table-cell table:style-name="ce2" table:formula="of:=SQRT(([.$L$1]-[.C37])^2 + ([.$L$2]-[.D37])^2)" office:value-type="float" office:value="197.354196748416" calcext:value-type="float">
            <text:p>197.3542</text:p>
          </table:table-cell>
          <table:table-cell table:style-name="ce3" table:formula="of:=([.$L$1]-[.C37])^2 / (2 * [.$L$3]^2)" office:value-type="float" office:value="216319.943006722" calcext:value-type="float">
            <text:p>216319.943</text:p>
          </table:table-cell>
          <table:table-cell table:style-name="ce3" table:formula="of:=([.$L$2]-[.D37])^2 / (2 * [.$L$4]^2)" office:value-type="float" office:value="61.6068500138889" calcext:value-type="float">
            <text:p>61.607</text:p>
          </table:table-cell>
          <table:table-cell table:formula="of:=EXP(-[.F37]-[.G37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3.27" calcext:value-type="float">
            <text:p>53.27</text:p>
          </table:table-cell>
          <table:table-cell office:value-type="float" office:value="-55.233" calcext:value-type="float">
            <text:p>-55.233</text:p>
          </table:table-cell>
          <table:table-cell table:style-name="ce2" table:formula="of:=SQRT(([.$L$1]-[.C38])^2 + ([.$L$2]-[.D38])^2)" office:value-type="float" office:value="62.2070425435296" calcext:value-type="float">
            <text:p>62.2070</text:p>
          </table:table-cell>
          <table:table-cell table:style-name="ce3" table:formula="of:=([.$L$1]-[.C38])^2 / (2 * [.$L$3]^2)" office:value-type="float" office:value="7222.4574845" calcext:value-type="float">
            <text:p>7222.457</text:p>
          </table:table-cell>
          <table:table-cell table:style-name="ce3" table:formula="of:=([.$L$2]-[.D38])^2 / (2 * [.$L$4]^2)" office:value-type="float" office:value="14275.9655266806" calcext:value-type="float">
            <text:p>14275.966</text:p>
          </table:table-cell>
          <table:table-cell table:formula="of:=EXP(-[.F38]-[.G38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.139" calcext:value-type="float">
            <text:p>20.139</text:p>
          </table:table-cell>
          <table:table-cell office:value-type="float" office:value="-20.15" calcext:value-type="float">
            <text:p>-20.15</text:p>
          </table:table-cell>
          <table:table-cell table:style-name="ce2" table:formula="of:=SQRT(([.$L$1]-[.C39])^2 + ([.$L$2]-[.D39])^2)" office:value-type="float" office:value="15.880665291873" calcext:value-type="float">
            <text:p>15.8807</text:p>
          </table:table-cell>
          <table:table-cell table:style-name="ce3" table:formula="of:=([.$L$1]-[.C39])^2 / (2 * [.$L$3]^2)" office:value-type="float" office:value="47.5345000555556" calcext:value-type="float">
            <text:p>47.535</text:p>
          </table:table-cell>
          <table:table-cell table:style-name="ce3" table:formula="of:=([.$L$2]-[.D39])^2 / (2 * [.$L$4]^2)" office:value-type="float" office:value="1353.55177834722" calcext:value-type="float">
            <text:p>1353.552</text:p>
          </table:table-cell>
          <table:table-cell table:formula="of:=EXP(-[.F39]-[.G39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.2018" calcext:value-type="float">
            <text:p>8.2018</text:p>
          </table:table-cell>
          <table:table-cell office:value-type="float" office:value="-20.97" calcext:value-type="float">
            <text:p>-20.97</text:p>
          </table:table-cell>
          <table:table-cell table:style-name="ce2" table:formula="of:=SQRT(([.$L$1]-[.C40])^2 + ([.$L$2]-[.D40])^2)" office:value-type="float" office:value="18.738418943777" calcext:value-type="float">
            <text:p>18.7384</text:p>
          </table:table-cell>
          <table:table-cell table:style-name="ce3" table:formula="of:=([.$L$1]-[.C40])^2 / (2 * [.$L$3]^2)" office:value-type="float" office:value="451.210813388889" calcext:value-type="float">
            <text:p>451.211</text:p>
          </table:table-cell>
          <table:table-cell table:style-name="ce3" table:formula="of:=([.$L$2]-[.D40])^2 / (2 * [.$L$4]^2)" office:value-type="float" office:value="1499.50221168056" calcext:value-type="float">
            <text:p>1499.502</text:p>
          </table:table-cell>
          <table:table-cell table:formula="of:=EXP(-[.F40]-[.G40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3.641" calcext:value-type="float">
            <text:p>-13.641</text:p>
          </table:table-cell>
          <table:table-cell office:value-type="float" office:value="-0.098341" calcext:value-type="float">
            <text:p>-0.098341</text:p>
          </table:table-cell>
          <table:table-cell table:style-name="ce2" table:formula="of:=SQRT(([.$L$1]-[.C41])^2 + ([.$L$2]-[.D41])^2)" office:value-type="float" office:value="31.1731056724973" calcext:value-type="float">
            <text:p>31.1731</text:p>
          </table:table-cell>
          <table:table-cell table:style-name="ce3" table:formula="of:=([.$L$1]-[.C41])^2 / (2 * [.$L$3]^2)" office:value-type="float" office:value="5289.02696672222" calcext:value-type="float">
            <text:p>5289.027</text:p>
          </table:table-cell>
          <table:table-cell table:style-name="ce3" table:formula="of:=([.$L$2]-[.D41])^2 / (2 * [.$L$4]^2)" office:value-type="float" office:value="109.65368477045" calcext:value-type="float">
            <text:p>109.654</text:p>
          </table:table-cell>
          <table:table-cell table:formula="of:=EXP(-[.F41]-[.G41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78.92" calcext:value-type="float">
            <text:p>278.92</text:p>
          </table:table-cell>
          <table:table-cell office:value-type="float" office:value="21.918" calcext:value-type="float">
            <text:p>21.918</text:p>
          </table:table-cell>
          <table:table-cell table:style-name="ce2" table:formula="of:=SQRT(([.$L$1]-[.C42])^2 + ([.$L$2]-[.D42])^2)" office:value-type="float" office:value="263.040232862033" calcext:value-type="float">
            <text:p>263.0402</text:p>
          </table:table-cell>
          <table:table-cell table:style-name="ce3" table:formula="of:=([.$L$1]-[.C42])^2 / (2 * [.$L$3]^2)" office:value-type="float" office:value="380500.459873389" calcext:value-type="float">
            <text:p>380500.460</text:p>
          </table:table-cell>
          <table:table-cell table:style-name="ce3" table:formula="of:=([.$L$2]-[.D42])^2 / (2 * [.$L$4]^2)" office:value-type="float" office:value="3889.34070501389" calcext:value-type="float">
            <text:p>3889.341</text:p>
          </table:table-cell>
          <table:table-cell table:formula="of:=EXP(-[.F42]-[.G42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70.62" calcext:value-type="float">
            <text:p>170.62</text:p>
          </table:table-cell>
          <table:table-cell office:value-type="float" office:value="28.733" calcext:value-type="float">
            <text:p>28.733</text:p>
          </table:table-cell>
          <table:table-cell table:style-name="ce2" table:formula="of:=SQRT(([.$L$1]-[.C43])^2 + ([.$L$2]-[.D43])^2)" office:value-type="float" office:value="156.973226763714" calcext:value-type="float">
            <text:p>156.9732</text:p>
          </table:table-cell>
          <table:table-cell table:style-name="ce3" table:formula="of:=([.$L$1]-[.C43])^2 / (2 * [.$L$3]^2)" office:value-type="float" office:value="130741.286206722" calcext:value-type="float">
            <text:p>130741.286</text:p>
          </table:table-cell>
          <table:table-cell table:style-name="ce3" table:formula="of:=([.$L$2]-[.D43])^2 / (2 * [.$L$4]^2)" office:value-type="float" office:value="6150.902241125" calcext:value-type="float">
            <text:p>6150.902</text:p>
          </table:table-cell>
          <table:table-cell table:formula="of:=EXP(-[.F43]-[.G43]) / (2 * PI() * [.$L$3]*[.$L$4])" office:value-type="float" office:value="0" calcext:value-type="float">
            <text:p>0.0000E+00</text:p>
          </table:table-cell>
          <table:table-cell table:number-columns-repeated="4"/>
        </table:table-row>
        <table:table-row table:style-name="ro1" table:number-rows-repeated="104853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E2:Sheet1.E43">
            <calcext:condition calcext:apply-style-name="Untitled1" calcext:value="formula-is([.E2] = MIN([.$E$2:.$E$43]))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10" loext:min-decimal-places="10" number:min-integer-digits="1"/>
    </number:number-style>
    <number:number-style style:name="N14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27:50.142000000</meta:creation-date>
    <dc:date>2017-12-13T17:21:05.717000000</dc:date>
    <meta:editing-duration>PT2H27M45S</meta:editing-duration>
    <meta:editing-cycles>4</meta:editing-cycles>
    <meta:generator>LibreOffice/5.2.1.2$Windows_x86 LibreOffice_project/31dd62db80d4e60af04904455ec9c9219178d620</meta:generator>
    <meta:document-statistic meta:table-count="1" meta:cell-count="352" meta:object-count="0"/>
  </office:meta>
</office:document-meta>
</file>